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ee73" officeooo:paragraph-rsid="000cee73"/>
    </style:style>
    <style:style style:name="P2" style:family="paragraph" style:parent-style-name="Standard">
      <style:text-properties officeooo:rsid="000fa58f" officeooo:paragraph-rsid="000fa58f"/>
    </style:style>
    <style:style style:name="P3" style:family="paragraph" style:parent-style-name="Standard">
      <style:text-properties officeooo:paragraph-rsid="0010ef4d"/>
    </style:style>
    <style:style style:name="P4" style:family="paragraph" style:parent-style-name="Standard">
      <style:text-properties officeooo:rsid="0010ef4d" officeooo:paragraph-rsid="0010ef4d"/>
    </style:style>
    <style:style style:name="P5" style:family="paragraph" style:parent-style-name="Standard" style:list-style-name="L1">
      <style:text-properties officeooo:rsid="000cee73" officeooo:paragraph-rsid="000cee73"/>
    </style:style>
    <style:style style:name="P6" style:family="paragraph" style:parent-style-name="Standard" style:list-style-name="L2">
      <style:text-properties officeooo:rsid="000cee73" officeooo:paragraph-rsid="000cee73"/>
    </style:style>
    <style:style style:name="P7" style:family="paragraph" style:parent-style-name="Standard" style:list-style-name="L3">
      <style:text-properties officeooo:rsid="000cee73" officeooo:paragraph-rsid="000cee73"/>
    </style:style>
    <style:style style:name="P8" style:family="paragraph" style:parent-style-name="Standard" style:list-style-name="L4">
      <style:text-properties officeooo:paragraph-rsid="0010ef4d"/>
    </style:style>
    <style:style style:name="P9" style:family="paragraph" style:parent-style-name="Standard" style:list-style-name="L4">
      <style:text-properties officeooo:paragraph-rsid="00140a2e"/>
    </style:style>
    <style:style style:name="P10" style:family="paragraph" style:parent-style-name="Standard" style:list-style-name="L4">
      <style:text-properties officeooo:rsid="000fa58f" officeooo:paragraph-rsid="000fa58f"/>
    </style:style>
    <style:style style:name="T1" style:family="text">
      <style:text-properties officeooo:rsid="000fbb82"/>
    </style:style>
    <style:style style:name="T2" style:family="text">
      <style:text-properties officeooo:rsid="0010ef4d"/>
    </style:style>
    <style:style style:name="T3" style:family="text">
      <style:text-properties officeooo:rsid="00140a2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ursus</text:p>
      <text:p text:style-name="P2"><text:a xlink:type="simple" xlink:href="http://recursus.co/" text:style-name="Internet_20_link" text:visited-style-name="Visited_20_Internet_20_Link">www.recursus.co</text:a></text:p>
      <text:p text:style-name="P2">Jérémie C. Wenger</text:p>
      <text:p text:style-name="P2"/>
      <text:p text:style-name="P2">Technical Specifications</text:p>
      <text:p text:style-name="P2"/>
      <text:p text:style-name="P2"/>
      <text:p text:style-name="P1"/>
      <text:p text:style-name="P2">For the MA/MFA End of Year Show ‘<text:a xlink:type="simple" xlink:href="http://echosystems.xyz/" text:style-name="Internet_20_link" text:visited-style-name="Visited_20_Internet_20_Link">Echosytems</text:a>’, prints were ordered at <text:a xlink:type="simple" xlink:href="https://www.digitalarte.co.uk/" text:style-name="Internet_20_link" text:visited-style-name="Visited_20_Internet_20_Link">digitalarte</text:a> in Greenwich<text:span text:style-name="T1"> with the following dimensions:</text:span></text:p>
      <text:p text:style-name="P1"/>
      <text:p text:style-name="P1">WordSquares: </text:p>
      <text:list xml:id="list7674733815019829314" text:style-name="L1">
        <text:list-item>
          <text:p text:style-name="P5">21 x 21 cm</text:p>
        </text:list-item>
      </text:list>
      <text:p text:style-name="P1"/>
      <text:p text:style-name="P1">Subwords: </text:p>
      <text:list xml:id="list8568029232318510886" text:style-name="L2">
        <text:list-item>
          <text:p text:style-name="P6">short: 29.7 x 8.91 cm</text:p>
        </text:list-item>
        <text:list-item>
          <text:p text:style-name="P6">long: ‘microspectrophotometrical(ly)’: 44.55 x 8.91 cm</text:p>
        </text:list-item>
      </text:list>
      <text:p text:style-name="P1"/>
      <text:p text:style-name="P1">AIT<text:span text:style-name="T1">:</text:span></text:p>
      <text:list xml:id="list5817859182349071273" text:style-name="L3">
        <text:list-item>
          <text:p text:style-name="P7">‘I am the most in’: 59.4 x 16.5 cm</text:p>
        </text:list-item>
        <text:list-item>
          <text:p text:style-name="P7">‘I am the new ones’: 42 x 75.6 cm</text:p>
        </text:list-item>
        <text:list-item>
          <text:p text:style-name="P7">‘Insane not enough to expect me’: <text:s/>59.4 x 16.5 cm</text:p>
        </text:list-item>
        <text:list-item>
          <text:p text:style-name="P7">‘So weak resist resist’: 29.7 x 29.7</text:p>
        </text:list-item>
        <text:list-item>
          <text:p text:style-name="P7">‘The self-torture is the strange thing’: <text:s/>59.4 x 33</text:p>
        </text:list-item>
      </text:list>
      <text:p text:style-name="P1"/>
      <text:p text:style-name="P1"><text:span text:style-name="T1">The Paper used: ‘</text:span>Hahnemühle Photo Rag 308gsm<text:span text:style-name="T1">’</text:span></text:p>
      <text:p text:style-name="P1"/>
      <text:p text:style-name="P2">Total cost (with 10% student discount): £198.72</text:p>
      <text:p text:style-name="P2"/>
      <text:p text:style-name="P2">The wire frame:</text:p>
      <text:list xml:id="list6568737510803246047" text:style-name="L4">
        <text:list-item>
          <text:p text:style-name="P10">100 m <text:span text:style-name="T3">Lifting-</text:span>3mm 6x19 Galv Wire Rope</text:p>
        </text:list-item>
        <text:list-item>
          <text:p text:style-name="P8"><text:span text:style-name="T2">100 x 3-4 mm</text:span> Wire Rope Grips<text:span text:style-name="T3"> Din741</text:span></text:p>
        </text:list-item>
        <text:list-item>
          <text:p text:style-name="P9"><text:span text:style-name="T2">7m</text:span>m<text:span text:style-name="T3"> </text:span>Wera Kraftform 395 Nutspinner </text:p>
        </text:list-item>
      </text:list>
      <text:p text:style-name="P3"/>
      <text:p text:style-name="P4">Total cost: <text:span text:style-name="T3">£60.4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w</meta:initial-creator>
    <meta:creation-date>2018-09-04T10:25:32.560625419</meta:creation-date>
    <dc:date>2018-09-17T09:30:54.128136264</dc:date>
    <dc:creator>jc w</dc:creator>
    <meta:editing-duration>PT14H21M2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39" meta:character-count="745" meta:non-whitespace-character-count="635"/>
  </office:meta>
</office:document-meta>
</file>